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top="0.201cm" fo:margin-bottom="0.201cm" style:contextual-spacing="false" fo:line-height="100%"/>
      <style:text-properties officeooo:rsid="0030640c" officeooo:paragraph-rsid="0030640c"/>
    </style:style>
    <style:style style:name="T1" style:family="text">
      <style:text-properties fo:language="en" fo:country="GB"/>
    </style:style>
    <style:style style:name="T2" style:family="text">
      <style:text-properties fo:language="en" fo:country="GB" officeooo:rsid="0024ae6b"/>
    </style:style>
    <style:style style:name="T3" style:family="text">
      <style:text-properties fo:language="en" fo:country="GB" officeooo:rsid="003f3528"/>
    </style:style>
    <style:style style:name="T4" style:family="text">
      <style:text-properties officeooo:rsid="0046b83b"/>
    </style:style>
    <style:style style:name="T5" style:family="text">
      <style:text-properties officeooo:rsid="0048b1a9"/>
    </style:style>
    <style:style style:name="T6" style:family="text">
      <style:text-properties officeooo:rsid="004a97c1"/>
    </style:style>
    <style:style style:name="T7" style:family="text">
      <style:text-properties officeooo:rsid="004c87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udoku Solver</text:p>
      <text:p text:style-name="Subtitle">Intro</text:p>
      <text:p text:style-name="P1"><text:span text:style-name="T2">I </text:span><text:span text:style-name="T1">have made a Sudoku solver. It is available on GitHub and you can see the &lt;</text:span><text:span text:style-name="T3">a href=https://c3ypt1c.github.io/jsBacktrackingSudokuSolver/&gt;</text:span><text:span text:style-name="T1">demo here&lt;/</text:span><text:span text:style-name="T3">a&gt;</text:span><text:span text:style-name="T1">. </text:span></text:p>
      <text:p text:style-name="Subtitle">Algorithms</text:p>
      <text:p text:style-name="Standard">The brute-force &lt;a href=https://en.wikipedia.org/wiki/Sudoku_solving_algorithms#Backtracking&gt;Backtracking&lt;/a&gt; algorithm is the major solving algorithm in this Sudoku solver with a supporting algorithm that helps remove &lt;a href=http://www.angusj.com/sudoku/hints.php&gt;singles&lt;/a&gt; from the graph.</text:p>
      <text:p text:style-name="Subtitle">Singles Elimination</text:p>
      <text:p text:style-name="Standard">Consider this following graph:</text:p>
      <text:p text:style-name="Standard"/>
      <text:p text:style-name="Standard">&lt;br&gt;&lt;img src="Resources/FileImages/Sudoku/EasySudoku.png" class="d-block mx-auto"&gt;&lt;br&gt;</text:p>
      <text:p text:style-name="Standard"/>
      <text:p text:style-name="Standard">This Sudoku puzzle can be solved completely without the Backtracking algorithm. This is because there are squares where there is only one possible answer. For example, in the top-left grid, the top empty cell has to be 9 because no other possibilities exist. We know this because the possibilities are eliminated by examining the row, column and the square of the cell in any order. </text:p>
      <text:p text:style-name="Standard"/>
      <text:p text:style-name="Standard">&lt;br&gt;&lt;img src="Resources/FileImages/Sudoku/EasySudokuSquare.png" class="d-block mx-auto"&gt;&lt;br&gt;</text:p>
      <text:p text:style-name="Standard"/>
      <text:p text:style-name="Standard">By starting with numbers from 1 to 9 inclusive, we can remove the numbers present in the current square of the cell (1, 2, 3, 6, 8) and are left with numbers 4, 5, 7 and 9. </text:p>
      <text:p text:style-name="Standard"/>
      <text:p text:style-name="Standard">&lt;br&gt;&lt;img src="Resources/FileImages/Sudoku/EasySudokuRow.png" class="d-block mx-auto"&gt;&lt;br&gt;</text:p>
      <text:p text:style-name="Standard"/>
      <text:p text:style-name="Standard">We can now look at the row of the cell and remove numbers 4 and 5 from our list of numbers. This leaves us wit the numbers 7 and 9. </text:p>
      <text:p text:style-name="Standard"/>
      <text:p text:style-name="Standard">&lt;br&gt;&lt;img src="Resources/FileImages/Sudoku/EasySudokuColumn.png" class="d-block mx-auto"&gt;&lt;br&gt;</text:p>
      <text:p text:style-name="Standard"/>
      <text:p text:style-name="Standard">By looking at the column of the cell, we can remove the 7 from our list of numbers, leaving us with only 9. Since 9 is the only number, we can be certain that only 9 should go into the cell so we write 9 into the cell. We can keep iterating this process until all the squares are filled in:</text:p>
      <text:p text:style-name="Standard"/>
      <text:p text:style-name="Standard">&lt;br&gt;&lt;img src="Resources/FileImages/Sudoku/EasySudokuSolved.png" class="d-block mx-auto"&gt;&lt;br&gt;</text:p>
      <text:p text:style-name="Standard"/>
      <text:p text:style-name="Standard"><text:soft-page-break/>However, this doesn’t guarantee that there will be a solution. This is where you have to use backtracking. The following example cannot be solved using the previous method but can be solved using Backtracking:</text:p>
      <text:p text:style-name="Standard"/>
      <text:p text:style-name="Standard">&lt;br&gt;&lt;img src="Resources/FileImages/Sudoku/HardSudoku.png" class="d-block mx-auto"&gt;&lt;br&gt;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16T19:57:50.868642298</meta:creation-date>
    <dc:date>2021-02-08T15:29:11.116790066</dc:date>
    <meta:editing-duration>P1DT4H51M42S</meta:editing-duration>
    <meta:editing-cycles>57</meta:editing-cycles>
    <meta:generator>LibreOffice/7.0.4.2$Linux_X86_64 LibreOffice_project/00$Build-2</meta:generator>
    <meta:document-statistic meta:table-count="0" meta:image-count="0" meta:object-count="0" meta:page-count="2" meta:paragraph-count="18" meta:word-count="306" meta:character-count="2246" meta:non-whitespace-character-count="1954"/>
  </office:meta>
</office:document-meta>
</file>